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We want to use redis queues to process AstroBank XMLs after being sent to the API which starts the pipeline: its supposed to be streamed and send chunks to redis queue worker_ingest which has responsibility for handover of data to embeddings (also have a worker for this worker_embeddings with own RQ endpoint) and to handover to the<text:s/>LLM based yuri burland<text:s/>traits<text:s/>evaluato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hor Jørund Nydal</meta:initial-creator>
    <dc:creator>Thor Jørund Nydal</dc:creator>
    <meta:creation-date>2025-11-11T10:20:00Z</meta:creation-date>
    <dc:date>2025-11-11T11:13:00Z</dc:date>
    <meta:template xlink:href="Normal" xlink:type="simple"/>
    <meta:editing-cycles>1</meta:editing-cycles>
    <meta:editing-duration>PT1740S</meta:editing-duration>
    <meta:document-statistic meta:page-count="1" meta:paragraph-count="1" meta:word-count="55" meta:character-count="374" meta:row-count="2" meta:non-whitespace-character-count="320"/>
  </office:meta>
</office:document-meta>
</file>